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DINPro-Medium" svg:font-family="DINPro-Medium" style:font-family-generic="moder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08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8465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1.2661in"/>
    </style:style>
    <style:style style:name="co6" style:family="table-column">
      <style:table-column-properties fo:break-before="auto" style:column-width="1.7992in"/>
    </style:style>
    <style:style style:name="co7" style:family="table-column">
      <style:table-column-properties fo:break-before="auto" style:column-width="1.0882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2.3327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1.955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5335in"/>
    </style:style>
    <style:style style:name="co14" style:family="table-column">
      <style:table-column-properties fo:break-before="auto" style:column-width="0.3972in"/>
    </style:style>
    <style:style style:name="co15" style:family="table-column">
      <style:table-column-properties fo:break-before="auto" style:column-width="0.3827in"/>
    </style:style>
    <style:style style:name="co16" style:family="table-column">
      <style:table-column-properties fo:break-before="auto" style:column-width="0.4118in"/>
    </style:style>
    <style:style style:name="co17" style:family="table-column">
      <style:table-column-properties fo:break-before="auto" style:column-width="0.3591in"/>
    </style:style>
    <style:style style:name="co18" style:family="table-column">
      <style:table-column-properties fo:break-before="auto" style:column-width="0.2339in"/>
    </style:style>
    <style:style style:name="co19" style:family="table-column">
      <style:table-column-properties fo:break-before="auto" style:column-width="0.2819in"/>
    </style:style>
    <style:style style:name="co20" style:family="table-column">
      <style:table-column-properties fo:break-before="auto" style:column-width="0.2535in"/>
    </style:style>
    <style:style style:name="co21" style:family="table-column">
      <style:table-column-properties fo:break-before="auto" style:column-width="0.6516in"/>
    </style:style>
    <style:style style:name="co22" style:family="table-column">
      <style:table-column-properties fo:break-before="auto" style:column-width="0.4736in"/>
    </style:style>
    <style:style style:name="co23" style:family="table-column">
      <style:table-column-properties fo:break-before="auto" style:column-width="0.3555in"/>
    </style:style>
    <style:style style:name="co24" style:family="table-column">
      <style:table-column-properties fo:break-before="auto" style:column-width="0.628in"/>
    </style:style>
    <style:style style:name="co25" style:family="table-column">
      <style:table-column-properties fo:break-before="auto" style:column-width="0.45in"/>
    </style:style>
    <style:style style:name="co26" style:family="table-column">
      <style:table-column-properties fo:break-before="auto" style:column-width="0.8055in"/>
    </style:style>
    <style:style style:name="co27" style:family="table-column">
      <style:table-column-properties fo:break-before="auto" style:column-width="0.9835in"/>
    </style:style>
    <style:style style:name="co28" style:family="table-column">
      <style:table-column-properties fo:break-before="auto" style:column-width="2.5835in"/>
    </style:style>
    <style:style style:name="co29" style:family="table-column">
      <style:table-column-properties fo:break-before="auto" style:column-width="1.2445in"/>
    </style:style>
    <style:style style:name="co30" style:family="table-column">
      <style:table-column-properties fo:break-before="auto" style:column-width="1.6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3547in" fo:break-before="auto" style:use-optimal-row-height="true"/>
    </style:style>
    <style:style style:name="ro3" style:family="table-row">
      <style:table-row-properties style:row-height="0.3953in" fo:break-before="auto" style:use-optimal-row-height="false"/>
    </style:style>
    <style:style style:name="ro4" style:family="table-row">
      <style:table-row-properties style:row-height="0.2437in" fo:break-before="auto" style:use-optimal-row-height="false"/>
    </style:style>
    <style:style style:name="ro5" style:family="table-row">
      <style:table-row-properties style:row-height="0.6945in" fo:break-before="auto" style:use-optimal-row-height="true"/>
    </style:style>
    <style:style style:name="ro6" style:family="table-row">
      <style:table-row-properties style:row-height="0.5181in" fo:break-before="auto" style:use-optimal-row-height="false"/>
    </style:style>
    <style:style style:name="ro7" style:family="table-row">
      <style:table-row-properties style:row-height="0.8638in" fo:break-before="auto" style:use-optimal-row-height="true"/>
    </style:style>
    <style:style style:name="ro8" style:family="table-row">
      <style:table-row-properties style:row-height="0.5244in" fo:break-before="auto" style:use-optimal-row-height="true"/>
    </style:style>
    <style:style style:name="ro9" style:family="table-row">
      <style:table-row-properties style:row-height="0.3472in" fo:break-before="auto" style:use-optimal-row-height="true"/>
    </style:style>
    <style:style style:name="ro10" style:family="table-row">
      <style:table-row-properties style:row-height="1.0665in" fo:break-before="auto" style:use-optimal-row-height="false"/>
    </style:style>
    <style:style style:name="ro11" style:family="table-row">
      <style:table-row-properties style:row-height="0.1693in" fo:break-before="auto" style:use-optimal-row-height="false"/>
    </style:style>
    <style:style style:name="ro12" style:family="table-row">
      <style:table-row-properties style:row-height="0.1693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5457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head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/>
    </style:style>
    <style:style style:name="ce3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Roboto"/>
    </style:style>
    <style:style style:name="ce6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/>
    </style:style>
    <style:style style:name="ce9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start" fo:margin-left="0in"/>
      <style:text-properties style:font-name="Roboto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style:rotation-angle="0" fo:border-top="none" style:vertical-align="middle"/>
      <style:paragraph-properties fo:text-align="center" fo:margin-left="0in"/>
      <style:text-properties style:font-name="Roboto"/>
    </style:style>
    <style:style style:name="ce11" style:family="table-cell" style:parent-style-name="head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font-name="Roboto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style:rotation-angle="0" fo:border-top="none" style:vertical-align="middle"/>
      <style:paragraph-properties fo:text-align="center" fo:margin-left="0in"/>
      <style:text-properties style:font-name="Roboto"/>
    </style:style>
    <style:style style:name="ce14" style:family="table-cell" style:parent-style-name="head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font-name="Roboto"/>
    </style:style>
    <style:style style:name="ce16" style:family="table-cell" style:parent-style-name="Default">
      <style:text-properties style:font-name="PT Sans"/>
    </style:style>
    <style:style style:name="ce17" style:family="table-cell" style:parent-style-name="Default">
      <style:table-cell-properties fo:wrap-option="wrap"/>
      <style:text-properties style:font-name="PT Sans"/>
    </style:style>
    <style:style style:name="ce18" style:family="table-cell" style:parent-style-name="Default" style:data-style-name="N37">
      <style:text-properties style:font-name="PT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T Sans"/>
    </style:style>
    <style:style style:name="ce20" style:family="table-cell" style:parent-style-name="num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num" style:data-style-name="N43"/>
    <style:style style:name="ce22" style:family="table-cell" style:parent-style-name="num" style:data-style-name="N2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8" table:default-cell-style-name="ce12"/>
        <table:table-column table:style-name="co9" table:default-cell-style-name="ce15"/>
        <table:table-column table:style-name="co9" table:default-cell-style-name="ce5"/>
        <table:table-column table:style-name="co8" table:number-columns-repeated="1011" table:default-cell-style-name="ce5"/>
        <table:table-row table:style-name="ro1">
          <table:table-cell/>
          <table:table-cell table:style-name="ce2" table:number-columns-repeated="9"/>
          <table:table-cell table:style-name="ce10"/>
          <table:table-cell table:style-name="ce13"/>
          <table:table-cell table:style-name="ce2"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7"/>
          <table:table-cell table:style-name="ce2" office:value-type="string" calcext:value-type="string">
            <text:p>sources</text:p>
          </table:table-cell>
          <table:table-cell table:style-name="ce2" table:number-columns-repeated="4"/>
          <table:table-cell table:style-name="ce2" office:value-type="string" calcext:value-type="string">
            <text:p>registro</text:p>
          </table:table-cell>
          <table:table-cell table:style-name="ce10" office:value-type="string" calcext:value-type="string">
            <text:p>filtros</text:p>
          </table:table-cell>
          <table:table-cell table:style-name="ce13"/>
          <table:table-cell table:style-name="ce2" office:value-type="string" calcext:value-type="string">
            <text:p>Ejemplos</text:p>
          </table:table-cell>
          <table:table-cell table:style-name="ce2" office:value-type="string" calcext:value-type="string">
            <text:p>Situaciones Analogas</text:p>
          </table:table-cell>
          <table:table-cell table:style-name="ce2" table:number-columns-repeated="1010"/>
        </table:table-row>
        <table:table-row table:style-name="ro3">
          <table:table-cell office:value-type="string" calcext:value-type="string">
            <text:p>situaciones</text:p>
          </table:table-cell>
          <table:table-cell table:style-name="head" office:value-type="string" calcext:value-type="string">
            <text:p>seccion</text:p>
          </table:table-cell>
          <table:table-cell table:style-name="head"/>
          <table:table-cell table:style-name="head" office:value-type="string" calcext:value-type="string">
            <text:p>Tempo</text:p>
          </table:table-cell>
          <table:table-cell table:style-name="head" office:value-type="string" calcext:value-type="string">
            <text:p>sinus (keyb, diapason</text:p>
          </table:table-cell>
          <table:table-cell table:style-name="head" office:value-type="string" calcext:value-type="string">
            <text:p>saw</text:p>
          </table:table-cell>
          <table:table-cell table:style-name="head" office:value-type="string" calcext:value-type="string">
            <text:p>noise</text:p>
            <text:p>(keyb, machine)</text:p>
          </table:table-cell>
          <table:table-cell table:style-name="head" office:value-type="string" calcext:value-type="string">
            <text:p>instrumento</text:p>
          </table:table-cell>
          <table:table-cell table:style-name="head" office:value-type="string" calcext:value-type="string">
            <text:p>tecnica</text:p>
          </table:table-cell>
          <table:table-cell table:style-name="head"/>
          <table:table-cell table:style-name="ce11" office:value-type="string" calcext:value-type="string">
            <text:p>moire</text:p>
          </table:table-cell>
          <table:table-cell table:style-name="ce14" office:value-type="string" calcext:value-type="string">
            <text:p>waveguide</text:p>
          </table:table-cell>
          <table:table-cell table:style-name="head" table:number-columns-repeated="1012"/>
        </table:table-row>
        <table:table-row table:style-name="ro4">
          <table:table-cell/>
          <table:table-cell table:style-name="ce3" table:number-columns-repeated="2"/>
          <table:table-cell table:style-name="ce2" table:number-columns-repeated="7"/>
          <table:table-cell table:style-name="ce10"/>
          <table:table-cell table:style-name="ce13"/>
          <table:table-cell table:style-name="ce2" table:number-columns-repeated="1012"/>
        </table:table-row>
        <table:table-row table:style-name="ro5">
          <table:table-cell office:value-type="string" calcext:value-type="string">
            <text:p>FADE / beatings</text:p>
          </table:table-cell>
          <table:table-cell table:style-name="ce4" office:value-type="string" calcext:value-type="string">
            <text:p>A</text:p>
          </table:table-cell>
          <table:table-cell table:style-name="ce3"/>
          <table:table-cell table:style-name="ce2" office:value-type="string" calcext:value-type="string">
            <text:p>Lento</text:p>
          </table:table-cell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<text:s/>±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ost.</text:p>
          </table:table-cell>
          <table:table-cell table:style-name="ce9" office:value-type="string" calcext:value-type="string">
            <text:p><text:span text:style-name="T1">grave</text:span>: mejor para la distorcion del moire</text:p>
            <text:p><text:span text:style-name="T1">agudo</text:span>: mejor para beatings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" table:number-columns-repeated="1012"/>
        </table:table-row>
        <table:table-row table:style-name="ro6">
          <table:table-cell office:value-type="string" calcext:value-type="string">
            <text:p>PAN / beatings</text:p>
          </table:table-cell>
          <table:table-cell table:style-name="ce4" office:value-type="string" calcext:value-type="string">
            <text:p>A/B</text:p>
          </table:table-cell>
          <table:table-cell table:style-name="ce3"/>
          <table:table-cell table:style-name="ce2" office:value-type="string" calcext:value-type="string">
            <text:p>Lento/Medio</text:p>
          </table:table-cell>
          <table:table-cell table:style-name="ce2" office:value-type="string" calcext:value-type="string">
            <text:p>X </text:p>
            <text:p>Funciona mejor con stac.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sost</text:p>
            <text:p>Stac.</text:p>
            <text:p>Tremolo</text:p>
          </table:table-cell>
          <table:table-cell table:style-name="ce2" office:value-type="string" calcext:value-type="string">
            <text:p>M/H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" table:number-columns-repeated="1012"/>
        </table:table-row>
        <table:table-row table:style-name="ro7">
          <table:table-cell office:value-type="string" calcext:value-type="string">
            <text:p>BEATINGS</text:p>
            <text:p>2 sources</text:p>
          </table:table-cell>
          <table:table-cell table:style-name="ce4" office:value-type="string" calcext:value-type="string">
            <text:p>A</text:p>
          </table:table-cell>
          <table:table-cell table:style-name="ce3"/>
          <table:table-cell table:style-name="ce2" office:value-type="string" calcext:value-type="string">
            <text:p>Lento / Rapido</text:p>
          </table:table-cell>
          <table:table-cell table:style-name="ce2" office:value-type="string" calcext:value-type="string">
            <text:p>Sin + instr</text:p>
            <text:p>Instr + wg (K2)</text:p>
            <text:p>Diap + instr (los dos en un mismo bus o en bus cruzados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kl+sax en dos buses</text:p>
            <text:p>kl+fl</text:p>
            <text:p>En dos buses o en buses cruzados</text:p>
          </table:table-cell>
          <table:table-cell table:style-name="ce2" office:value-type="string" calcext:value-type="string">
            <text:p>sost </text:p>
          </table:table-cell>
          <table:table-cell table:style-name="ce2" office:value-type="string" calcext:value-type="string">
            <text:p>M/H</text:p>
            <text:p>L: sine + K2</text:p>
          </table:table-cell>
          <table:table-cell table:style-name="ce10" office:value-type="string" calcext:value-type="string">
            <text:p>moire: sin + live instr2</text:p>
            <text:p/>
          </table:table-cell>
          <table:table-cell table:style-name="ce13" office:value-type="string" calcext:value-type="string">
            <text:p>2 instr en 2 buses</text:p>
            <text:p>1 signal + 1 instr. Live</text:p>
          </table:table-cell>
          <table:table-cell table:style-name="ce2" table:number-columns-repeated="1012"/>
        </table:table-row>
        <table:table-row table:style-name="ro8">
          <table:table-cell office:value-type="string" calcext:value-type="string">
            <text:p>phase (dos notas) / melodias espectrales</text:p>
          </table:table-cell>
          <table:table-cell table:style-name="ce4" office:value-type="string" calcext:value-type="string">
            <text:p>A</text:p>
          </table:table-cell>
          <table:table-cell table:style-name="ce3"/>
          <table:table-cell table:style-name="ce2" office:value-type="string" calcext:value-type="string">
            <text:p>Lento/Medio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M/H</text:p>
          </table:table-cell>
          <table:table-cell table:style-name="ce10" office:value-type="string" calcext:value-type="string">
            <text:p>FDN 5-6</text:p>
          </table:table-cell>
          <table:table-cell table:style-name="ce13" office:value-type="string" calcext:value-type="string">
            <text:p>ej: dos acordes, uno en cada bus</text:p>
            <text:p>Fade in/out entre acordes y dentro del acorde, entre las notas </text:p>
          </table:table-cell>
          <table:table-cell table:style-name="ce2" table:number-columns-repeated="1012"/>
        </table:table-row>
        <table:table-row table:style-name="ro9">
          <table:table-cell office:value-type="string" calcext:value-type="string">
            <text:p>phase (acorde) / melodias espectrales</text:p>
          </table:table-cell>
          <table:table-cell table:style-name="ce4" office:value-type="string" calcext:value-type="string">
            <text:p>A</text:p>
          </table:table-cell>
          <table:table-cell table:style-name="ce3"/>
          <table:table-cell table:style-name="ce2" office:value-type="string" calcext:value-type="string">
            <text:p>Lento/Rapido</text:p>
          </table:table-cell>
          <table:table-cell table:style-name="ce2" office:value-type="string" calcext:value-type="string">
            <text:p>Keyb o violin+cello harm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l+kl+violin+cello</text:p>
          </table:table-cell>
          <table:table-cell table:style-name="ce2" office:value-type="string" calcext:value-type="string">
            <text:p>sost </text:p>
          </table:table-cell>
          <table:table-cell table:style-name="ce2" office:value-type="string" calcext:value-type="string">
            <text:p>H/HH</text:p>
          </table:table-cell>
          <table:table-cell table:style-name="ce10" office:value-type="string" calcext:value-type="string">
            <text:p>%</text:p>
          </table:table-cell>
          <table:table-cell table:style-name="ce13" office:value-type="string" calcext:value-type="string">
            <text:p>X</text:p>
          </table:table-cell>
          <table:table-cell table:style-name="ce2" table:number-columns-repeated="1012"/>
        </table:table-row>
        <table:table-row table:style-name="ro10">
          <table:table-cell table:style-name="head" office:value-type="string" calcext:value-type="string">
            <text:p>vocals / comb / bend</text:p>
          </table:table-cell>
          <table:table-cell table:style-name="ce4" office:value-type="string" calcext:value-type="string">
            <text:p>B</text:p>
          </table:table-cell>
          <table:table-cell table:style-name="ce3"/>
          <table:table-cell table:style-name="ce2" office:value-type="string" calcext:value-type="string">
            <text:p>Medio/Rapido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sax, piano</text:p>
            <text:p>Fl → staccatissimo, resonancia</text:p>
            <text:p>(es mas parecido a comb filter)</text:p>
            <text:p>piano</text:p>
          </table:table-cell>
          <table:table-cell table:style-name="ce2" office:value-type="string" calcext:value-type="string">
            <text:p>stacc</text:p>
            <text:p>Tambien sost en el caso de saw</text:p>
          </table:table-cell>
          <table:table-cell table:style-name="ce2" office:value-type="string" calcext:value-type="string">
            <text:p>L/M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X</text:p>
          </table:table-cell>
          <table:table-cell table:style-name="ce2" table:number-columns-repeated="1012"/>
        </table:table-row>
        <table:table-row table:style-name="ro7">
          <table:table-cell office:value-type="string" calcext:value-type="string">
            <text:p>trem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NB: tremolo es la forma extrema de fade, pan, phase, etc</text:p>
          </table:table-cell>
          <table:table-cell table:style-name="ce2" office:value-type="string" calcext:value-type="string">
            <text:p>Rapido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* melodica</text:p>
            <text:p>* flauta (primera octava)</text:p>
            <text:p>* clarinete</text:p>
            <text:p>* viol/vc gliss</text:p>
          </table:table-cell>
          <table:table-cell table:style-name="ce2" table:number-columns-repeated="2"/>
          <table:table-cell table:style-name="ce10"/>
          <table:table-cell table:style-name="ce13"/>
          <table:table-cell table:style-name="ce2" table:number-columns-repeated="1012"/>
        </table:table-row>
        <table:table-row table:style-name="ro9">
          <table:table-cell office:value-type="string" calcext:value-type="string">
            <text:p>ringmod/electronic sounds/difftones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Rapido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sost </text:p>
          </table:table-cell>
          <table:table-cell office:value-type="string" calcext:value-type="string">
            <text:p>M/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oppler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3" table:number-columns-repeated="2" table:default-cell-style-name="ce16"/>
        <table:table-column table:style-name="co10" table:default-cell-style-name="ce16"/>
        <table:table-column table:style-name="co23" table:default-cell-style-name="ce16"/>
        <table:table-column table:style-name="co10" table:number-columns-repeated="2" table:default-cell-style-name="ce16"/>
        <table:table-column table:style-name="co23" table:default-cell-style-name="ce16"/>
        <table:table-column table:style-name="co13" table:default-cell-style-name="ce16"/>
        <table:table-column table:style-name="co23" table:default-cell-style-name="ce16"/>
        <table:table-column table:style-name="co12" table:number-columns-repeated="1000" table:default-cell-style-name="ce16"/>
        <table:table-row table:style-name="ro12">
          <table:table-cell/>
          <table:table-cell office:value-type="string" calcext:value-type="string">
            <text:p>valores globa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13">
          <table:table-cell/>
          <table:table-cell table:style-name="ce17" office:value-type="string" calcext:value-type="string" table:number-columns-spanned="2" table:number-rows-spanned="1">
            <text:p>cant de ev. por seg 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3">
          <table:table-cell/>
          <table:table-cell table:style-name="ce17" office:value-type="string" calcext:value-type="string" table:number-columns-spanned="2" table:number-rows-spanned="1">
            <text:p>duracion frame (sec)</text:p>
          </table:table-cell>
          <table:covered-table-cell/>
          <table:table-cell table:style-name="ce18" office:value-type="string" calcext:value-type="string">
            <text:p>1//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2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4">
          <table:table-cell/>
          <table:table-cell table:style-name="ce17" office:value-type="string" calcext:value-type="string">
            <text:p>rel (1=1 ev., 10=as many as possible (determinado por max cant. de ev. por seg)</text:p>
          </table:table-cell>
          <table:table-cell office:value-type="string" calcext:value-type="string">
            <text:p>rel (1-10)</text:p>
          </table:table-cell>
          <table:table-cell/>
          <table:table-cell office:value-type="string" calcext:value-type="string">
            <text:p>sources</text:p>
          </table:table-cell>
          <table:table-cell table:number-columns-repeated="10"/>
          <table:table-cell office:value-type="string" calcext:value-type="string">
            <text:p>filters</text:p>
          </table:table-cell>
          <table:table-cell/>
          <table:table-cell office:value-type="string" calcext:value-type="string">
            <text:p>tecnicas</text:p>
          </table:table-cell>
          <table:table-cell table:number-columns-repeated="1006"/>
        </table:table-row>
        <table:table-row table:style-name="ro13">
          <table:table-cell/>
          <table:table-cell table:style-name="ce17" office:value-type="string" calcext:value-type="string">
            <text:p>cant eventos por frame</text:p>
          </table:table-cell>
          <table:table-cell office:value-type="string" calcext:value-type="string">
            <text:p>dur.media</text:p>
          </table:table-cell>
          <table:table-cell office:value-type="string" calcext:value-type="string">
            <text:p>% silencio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diap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melodica</text:p>
          </table:table-cell>
          <table:table-cell office:value-type="string" calcext:value-type="string">
            <text:p>noise</text:p>
          </table:table-cell>
          <table:table-cell/>
          <table:table-cell office:value-type="string" calcext:value-type="string">
            <text:p>moire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fade/xfad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eatings</text:p>
          </table:table-cell>
          <table:table-cell office:value-type="string" calcext:value-type="string">
            <text:p>phase/mel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oppler</text:p>
          </table:table-cell>
          <table:table-cell office:value-type="string" calcext:value-type="string">
            <text:p>trem</text:p>
          </table:table-cell>
          <table:table-cell office:value-type="string" calcext:value-type="string">
            <text:p>difftone</text:p>
          </table:table-cell>
          <table:table-cell table:number-columns-repeated="999"/>
        </table:table-row>
        <table:table-row table:style-name="ro12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6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6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A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2">
          <table:table-cell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A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string" calcext:value-type="string">
            <text:p>(x</text:p>
          </table:table-cell>
          <table:table-cell table:style-name="ce19" office:value-type="string" calcext:value-type="string">
            <text:p>x)</text:p>
          </table:table-cell>
          <table:table-cell table:style-name="ce19"/>
          <table:table-cell table:style-name="ce19" office:value-type="string" calcext:value-type="string">
            <text:p>(x</text:p>
          </table:table-cell>
          <table:table-cell table:style-name="ce19" office:value-type="string" calcext:value-type="string">
            <text:p>x)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A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6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2">
          <table:table-cell office:value-type="string" calcext:value-type="string">
            <text:p>A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9"/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2"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9" table:number-columns-repeated="10"/>
          <table:table-cell/>
          <table:table-cell office:value-type="string" calcext:value-type="string">
            <text:p>x/2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9" table:number-columns-repeated="10"/>
          <table:table-cell table:number-columns-repeated="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A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9" table:number-columns-repeated="10"/>
          <table:table-cell table:number-columns-repeated="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2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orma" table:style-name="ta1"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4" table:number-columns-repeated="1005" table:default-cell-style-name="Default"/>
        <table:table-row table:style-name="ro12">
          <table:table-cell office:value-type="string" calcext:value-type="string">
            <text:p>Tempo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2" table:number-rows-repeated="2">
          <table:table-cell table:number-columns-repeated="1024"/>
        </table:table-row>
        <table:table-row table:style-name="ro1">
          <table:table-cell table:style-name="head" office:value-type="string" calcext:value-type="string">
            <text:p>Branch</text:p>
          </table:table-cell>
          <table:table-cell table:style-name="head" office:value-type="string" calcext:value-type="string">
            <text:p>It</text:p>
          </table:table-cell>
          <table:table-cell table:style-name="head" office:value-type="string" calcext:value-type="string">
            <text:p>A</text:p>
          </table:table-cell>
          <table:table-cell table:style-name="head" office:value-type="string" calcext:value-type="string">
            <text:p>B</text:p>
          </table:table-cell>
          <table:table-cell table:style-name="head" office:value-type="string" calcext:value-type="string">
            <text:p>C</text:p>
          </table:table-cell>
          <table:table-cell table:style-name="head"/>
          <table:table-cell table:style-name="head" office:value-type="string" calcext:value-type="string">
            <text:p>Att.</text:p>
          </table:table-cell>
          <table:table-cell table:style-name="head" office:value-type="string" calcext:value-type="string">
            <text:p>Mod.</text:p>
          </table:table-cell>
          <table:table-cell table:style-name="head" office:value-type="string" calcext:value-type="string">
            <text:p>Div</text:p>
          </table:table-cell>
          <table:table-cell table:style-name="head"/>
          <table:table-cell table:style-name="head" office:value-type="string" calcext:value-type="string">
            <text:p>A sum</text:p>
          </table:table-cell>
          <table:table-cell table:style-name="head" office:value-type="string" calcext:value-type="string">
            <text:p>B sum</text:p>
          </table:table-cell>
          <table:table-cell table:style-name="head" office:value-type="string" calcext:value-type="string">
            <text:p>C sum</text:p>
          </table:table-cell>
          <table:table-cell table:style-name="head" office:value-type="string" calcext:value-type="string">
            <text:p>AB</text:p>
          </table:table-cell>
          <table:table-cell table:style-name="head" office:value-type="string" calcext:value-type="string">
            <text:p>AB Seconds</text:p>
          </table:table-cell>
          <table:table-cell table:style-name="head" office:value-type="string" calcext:value-type="string">
            <text:p>Total</text:p>
          </table:table-cell>
          <table:table-cell table:style-name="head" office:value-type="string" calcext:value-type="string">
            <text:p>Seconds</text:p>
          </table:table-cell>
          <table:table-cell table:style-name="head" table:number-columns-repeated="1007"/>
        </table:table-row>
        <table:table-row table:style-name="ro12">
          <table:table-cell table:style-name="num" office:value-type="float" office:value="0" calcext:value-type="float">
            <text:p>0</text:p>
          </table:table-cell>
          <table:table-cell table:style-name="num" office:value-type="float" office:value="1" calcext:value-type="float">
            <text:p>1</text:p>
          </table:table-cell>
          <table:table-cell table:style-name="num" office:value-type="float" office:value="2.5" calcext:value-type="float">
            <text:p>2.5</text:p>
          </table:table-cell>
          <table:table-cell table:style-name="num" table:number-columns-repeated="7"/>
          <table:table-cell table:style-name="num" table:formula="of:=SUM([.C5:.C18])" office:value-type="float" office:value="34.5" calcext:value-type="float">
            <text:p/>
          </table:table-cell>
          <table:table-cell table:style-name="num" table:formula="of:=SUM([.D5:.D17])" office:value-type="float" office:value="1.75" calcext:value-type="float">
            <text:p/>
          </table:table-cell>
          <table:table-cell table:style-name="num" table:formula="of:=SUM([.E5:.E19])" office:value-type="float" office:value="2.5" calcext:value-type="float">
            <text:p/>
          </table:table-cell>
          <table:table-cell table:style-name="num" table:formula="of:=SUM([.K5:.L5])" office:value-type="float" office:value="36.25" calcext:value-type="float">
            <text:p/>
          </table:table-cell>
          <table:table-cell table:style-name="num" table:formula="of:=[.N5]*(60/[.$B$1])" office:value-type="float" office:value="54.375" calcext:value-type="float">
            <text:p/>
          </table:table-cell>
          <table:table-cell table:style-name="num" table:formula="of:=SUM([.C5:.E19])" office:value-type="float" office:value="38.75" calcext:value-type="float">
            <text:p/>
          </table:table-cell>
          <table:table-cell table:style-name="num" table:formula="of:=[.P5]*(60/[.$B$1])" office:value-type="float" office:value="58.125" calcext:value-type="float">
            <text:p/>
          </table:table-cell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3.5" calcext:value-type="float">
            <text:p>3.5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3" calcext:value-type="float">
            <text:p>3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3"/>
          <table:table-cell table:style-name="num" office:value-type="float" office:value="0.5" calcext:value-type="float">
            <text:p>0.5</text:p>
          </table:table-cell>
          <table:table-cell table:style-name="num" table:number-columns-repeated="2"/>
          <table:table-cell table:number-columns-repeated="3" table:style-name="num" office:value-type="float" office:value="1" calcext:value-type="float">
            <text:p>1</text:p>
          </table:table-cell>
          <table:table-cell table:style-name="num" table:number-columns-repeated="8"/>
          <table:table-cell table:number-columns-repeated="1007"/>
        </table:table-row>
        <table:table-row table:style-name="ro12">
          <table:table-cell table:style-name="num"/>
          <table:table-cell table:style-name="num" office:value-type="float" office:value="2" calcext:value-type="float">
            <text:p>2</text:p>
          </table:table-cell>
          <table:table-cell table:style-name="num" office:value-type="float" office:value="3.5" calcext:value-type="float">
            <text:p>3.5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3" calcext:value-type="float">
            <text:p>3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4" calcext:value-type="float">
            <text:p>4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3"/>
          <table:table-cell table:style-name="num" office:value-type="float" office:value="0.75" calcext:value-type="float">
            <text:p>0.75</text:p>
          </table:table-cell>
          <table:table-cell table:style-name="num" table:number-columns-repeated="2"/>
          <table:table-cell table:style-name="num" office:value-type="float" office:value="1" calcext:value-type="float">
            <text:p>1</text:p>
          </table:table-cell>
          <table:table-cell table:style-name="num" office:value-type="float" office:value="2" calcext:value-type="float">
            <text:p>2</text:p>
          </table:table-cell>
          <table:table-cell table:style-name="num" office:value-type="float" office:value="1" calcext:value-type="float">
            <text:p>1</text:p>
          </table:table-cell>
          <table:table-cell table:style-name="num" table:number-columns-repeated="8"/>
          <table:table-cell table:number-columns-repeated="1007"/>
        </table:table-row>
        <table:table-row table:style-name="ro12">
          <table:table-cell table:style-name="num"/>
          <table:table-cell table:number-columns-repeated="2" table:style-name="num" office:value-type="float" office:value="3" calcext:value-type="float">
            <text:p>3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4" calcext:value-type="float">
            <text:p>4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3.5" calcext:value-type="float">
            <text:p>3.5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4.5" calcext:value-type="float">
            <text:p>4.5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3"/>
          <table:table-cell table:style-name="num" office:value-type="float" office:value="0.5" calcext:value-type="float">
            <text:p>0.5</text:p>
          </table:table-cell>
          <table:table-cell table:style-name="num" table:number-columns-repeated="2"/>
          <table:table-cell table:number-columns-repeated="2" table:style-name="num" office:value-type="float" office:value="2" calcext:value-type="float">
            <text:p>2</text:p>
          </table:table-cell>
          <table:table-cell table:style-name="num" office:value-type="string" calcext:value-type="string">
            <text:p>3:2</text:p>
          </table:table-cell>
          <table:table-cell table:style-name="num" table:number-columns-repeated="8"/>
          <table:table-cell table:number-columns-repeated="1007"/>
        </table:table-row>
        <table:table-row table:style-name="ro12">
          <table:table-cell table:style-name="num" table:number-columns-repeated="4"/>
          <table:table-cell table:style-name="num" office:value-type="float" office:value="2.5" calcext:value-type="float">
            <text:p>2.5</text:p>
          </table:table-cell>
          <table:table-cell table:style-name="num" table:number-columns-repeated="12"/>
          <table:table-cell table:number-columns-repeated="1007"/>
        </table:table-row>
        <table:table-row table:style-name="ro12">
          <table:table-cell table:style-name="num" table:number-columns-repeated="17"/>
          <table:table-cell table:number-columns-repeated="1007"/>
        </table:table-row>
        <table:table-row table:style-name="ro12">
          <table:table-cell table:style-name="num" office:value-type="float" office:value="1" calcext:value-type="float">
            <text:p>1</text:p>
          </table:table-cell>
          <table:table-cell table:style-name="num"/>
          <table:table-cell table:style-name="num" office:value-type="float" office:value="2.5" calcext:value-type="float">
            <text:p>2.5</text:p>
          </table:table-cell>
          <table:table-cell table:style-name="num" table:number-columns-repeated="3"/>
          <table:table-cell table:style-name="num" office:value-type="float" office:value="1" calcext:value-type="float">
            <text:p>1</text:p>
          </table:table-cell>
          <table:table-cell table:style-name="num" office:value-type="float" office:value="2" calcext:value-type="float">
            <text:p>2</text:p>
          </table:table-cell>
          <table:table-cell table:style-name="num" table:number-columns-repeated="2"/>
          <table:table-cell table:style-name="num" table:formula="of:=SUM([.C20:.C32])" office:value-type="float" office:value="31.5" calcext:value-type="float">
            <text:p/>
          </table:table-cell>
          <table:table-cell table:style-name="num" table:formula="of:=SUM([.D20:.D32])" office:value-type="float" office:value="1.25" calcext:value-type="float">
            <text:p/>
          </table:table-cell>
          <table:table-cell table:style-name="num" table:formula="of:=SUM([.E20:.E32])" office:value-type="float" office:value="1" calcext:value-type="float">
            <text:p/>
          </table:table-cell>
          <table:table-cell table:style-name="num" table:formula="of:=SUM([.K20:.L20])" office:value-type="float" office:value="32.75" calcext:value-type="float">
            <text:p/>
          </table:table-cell>
          <table:table-cell table:style-name="num" table:formula="of:=[.N20]*(60/[.$B$1])" office:value-type="float" office:value="49.125" calcext:value-type="float">
            <text:p/>
          </table:table-cell>
          <table:table-cell table:style-name="num" table:formula="of:=SUM([.K20:.M20])" office:value-type="float" office:value="33.75" calcext:value-type="float">
            <text:p/>
          </table:table-cell>
          <table:table-cell table:style-name="num" table:formula="of:=[.P20]*(60/[.$B$1])" office:value-type="float" office:value="50.625" calcext:value-type="float">
            <text:p/>
          </table:table-cell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3" calcext:value-type="float">
            <text:p>3</text:p>
          </table:table-cell>
          <table:table-cell table:style-name="num" table:number-columns-repeated="3"/>
          <table:table-cell table:style-name="num" office:value-type="float" office:value="1" calcext:value-type="float">
            <text:p>1</text:p>
          </table:table-cell>
          <table:table-cell table:style-name="num" office:value-type="float" office:value="3" calcext:value-type="float">
            <text:p>3</text:p>
          </table:table-cell>
          <table:table-cell table:style-name="num" table:number-columns-repeated="9"/>
          <table:table-cell table:number-columns-repeated="1007"/>
        </table:table-row>
        <table:table-row table:style-name="ro12">
          <table:table-cell table:style-name="num" table:number-columns-repeated="4"/>
          <table:table-cell table:style-name="num" office:value-type="float" office:value="0" calcext:value-type="float">
            <text:p>0</text:p>
          </table:table-cell>
          <table:table-cell table:style-name="num" table:number-columns-repeated="12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3" calcext:value-type="float">
            <text:p>3</text:p>
          </table:table-cell>
          <table:table-cell table:style-name="num" table:number-columns-repeated="3"/>
          <table:table-cell table:style-name="num" office:value-type="float" office:value="1" calcext:value-type="float">
            <text:p>1</text:p>
          </table:table-cell>
          <table:table-cell table:style-name="num" office:value-type="float" office:value="3" calcext:value-type="float">
            <text:p>3</text:p>
          </table:table-cell>
          <table:table-cell table:style-name="num" table:number-columns-repeated="9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3.5" calcext:value-type="float">
            <text:p>3.5</text:p>
          </table:table-cell>
          <table:table-cell table:style-name="num" table:number-columns-repeated="3"/>
          <table:table-cell table:style-name="num" office:value-type="float" office:value="2" calcext:value-type="float">
            <text:p>2</text:p>
          </table:table-cell>
          <table:table-cell table:style-name="num" office:value-type="string" calcext:value-type="string">
            <text:p>(3, 2)</text:p>
          </table:table-cell>
          <table:table-cell table:style-name="num" table:number-columns-repeated="9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4" calcext:value-type="float">
            <text:p>4</text:p>
          </table:table-cell>
          <table:table-cell table:style-name="num" table:number-columns-repeated="3"/>
          <table:table-cell table:style-name="num" office:value-type="float" office:value="2" calcext:value-type="float">
            <text:p>2</text:p>
          </table:table-cell>
          <table:table-cell table:style-name="num" office:value-type="float" office:value="5" calcext:value-type="float">
            <text:p>5</text:p>
          </table:table-cell>
          <table:table-cell table:style-name="num" table:number-columns-repeated="9"/>
          <table:table-cell table:number-columns-repeated="1007"/>
        </table:table-row>
        <table:table-row table:style-name="ro12">
          <table:table-cell table:style-name="num" table:number-columns-repeated="3"/>
          <table:table-cell table:style-name="num" office:value-type="float" office:value="0.5" calcext:value-type="float">
            <text:p>0.5</text:p>
          </table:table-cell>
          <table:table-cell table:style-name="num" table:number-columns-repeated="2"/>
          <table:table-cell table:style-name="num" office:value-type="float" office:value="1" calcext:value-type="float">
            <text:p>1</text:p>
          </table:table-cell>
          <table:table-cell table:style-name="num" office:value-type="float" office:value="2" calcext:value-type="float">
            <text:p>2</text:p>
          </table:table-cell>
          <table:table-cell table:style-name="num" office:value-type="string" calcext:value-type="string">
            <text:p>3:2</text:p>
          </table:table-cell>
          <table:table-cell table:style-name="num" table:number-columns-repeated="8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3.5" calcext:value-type="float">
            <text:p>3.5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4" calcext:value-type="float">
            <text:p>4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3.5" calcext:value-type="float">
            <text:p>3.5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2"/>
          <table:table-cell table:style-name="num" office:value-type="float" office:value="4.5" calcext:value-type="float">
            <text:p>4.5</text:p>
          </table:table-cell>
          <table:table-cell table:style-name="num" table:number-columns-repeated="14"/>
          <table:table-cell table:number-columns-repeated="1007"/>
        </table:table-row>
        <table:table-row table:style-name="ro12">
          <table:table-cell table:style-name="num" table:number-columns-repeated="3"/>
          <table:table-cell table:style-name="num" office:value-type="float" office:value="0.75" calcext:value-type="float">
            <text:p>0.75</text:p>
          </table:table-cell>
          <table:table-cell table:style-name="num" table:number-columns-repeated="2"/>
          <table:table-cell table:number-columns-repeated="2" table:style-name="num" office:value-type="float" office:value="2" calcext:value-type="float">
            <text:p>2</text:p>
          </table:table-cell>
          <table:table-cell table:style-name="num" office:value-type="float" office:value="1" calcext:value-type="float">
            <text:p>1</text:p>
          </table:table-cell>
          <table:table-cell table:style-name="num" table:number-columns-repeated="8"/>
          <table:table-cell table:number-columns-repeated="1007"/>
        </table:table-row>
        <table:table-row table:style-name="ro12">
          <table:table-cell table:style-name="num" table:number-columns-repeated="4"/>
          <table:table-cell table:style-name="num" office:value-type="float" office:value="1" calcext:value-type="float">
            <text:p>1</text:p>
          </table:table-cell>
          <table:table-cell table:style-name="num" table:number-columns-repeated="12"/>
          <table:table-cell table:number-columns-repeated="1007"/>
        </table:table-row>
        <table:table-row table:style-name="ro12"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.5" calcext:value-type="float">
            <text:p>2.5</text:p>
          </table:table-cell>
          <table:table-cell table:style-name="ce20" table:number-columns-repeated="7"/>
          <table:table-cell table:style-name="ce20" table:formula="of:=SUM([.C33:.C49])" office:value-type="float" office:value="43.5" calcext:value-type="float">
            <text:p/>
          </table:table-cell>
          <table:table-cell table:style-name="ce20" table:formula="of:=SUM([.D34:.D51])" office:value-type="float" office:value="4" calcext:value-type="float">
            <text:p/>
          </table:table-cell>
          <table:table-cell table:style-name="ce20" table:formula="of:=SUM([.E33:.E52])" office:value-type="float" office:value="2" calcext:value-type="float">
            <text:p/>
          </table:table-cell>
          <table:table-cell table:style-name="num" table:formula="of:=SUM([.K33:.L33])" office:value-type="float" office:value="47.5" calcext:value-type="float">
            <text:p/>
          </table:table-cell>
          <table:table-cell table:style-name="num" table:formula="of:=[.N33]*(60/[.$B$1])" office:value-type="float" office:value="71.25" calcext:value-type="float">
            <text:p/>
          </table:table-cell>
          <table:table-cell table:style-name="num" table:formula="of:=SUM([.K33:.M33])" office:value-type="float" office:value="49.5" calcext:value-type="float">
            <text:p/>
          </table:table-cell>
          <table:table-cell table:style-name="num" table:formula="of:=[.P33]*(60/[.$B$1])" office:value-type="float" office:value="74.25" calcext:value-type="float">
            <text:p/>
          </table:table-cell>
          <table:table-cell table:number-columns-repeated="1007"/>
        </table:table-row>
        <table:table-row table:style-name="ro12">
          <table:table-cell table:style-name="ce20" table:number-columns-repeated="2"/>
          <table:table-cell table:style-name="ce20" office:value-type="float" office:value="3" calcext:value-type="float">
            <text:p>3</text:p>
          </table:table-cell>
          <table:table-cell table:style-name="ce20" table:number-columns-repeated="14"/>
          <table:table-cell table:number-columns-repeated="1007"/>
        </table:table-row>
        <table:table-row table:style-name="ro12"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num"/>
          <table:table-cell table:style-name="num" office:value-type="float" office:value="0.5" calcext:value-type="float">
            <text:p>0.5</text:p>
          </table:table-cell>
          <table:table-cell table:style-name="num" table:number-columns-repeated="2"/>
          <table:table-cell table:style-name="num" office:value-type="float" office:value="1" calcext:value-type="float">
            <text:p>1</text:p>
          </table:table-cell>
          <table:table-cell table:style-name="num" office:value-type="float" office:value="2" calcext:value-type="float">
            <text:p>2</text:p>
          </table:table-cell>
          <table:table-cell table:style-name="num" table:number-columns-repeated="6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3" calcext:value-type="float">
            <text:p>3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3.5" calcext:value-type="float">
            <text:p>3.5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3" calcext:value-type="float">
            <text:p>3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/>
          <table:table-cell table:style-name="num" office:value-type="float" office:value="0.5" calcext:value-type="float">
            <text:p>0.5</text:p>
          </table:table-cell>
          <table:table-cell table:style-name="num" table:number-columns-repeated="2"/>
          <table:table-cell table:number-columns-repeated="2" table:style-name="num" office:value-type="float" office:value="2" calcext:value-type="float">
            <text:p>2</text:p>
          </table:table-cell>
          <table:table-cell table:style-name="ce21" office:value-type="string" calcext:value-type="string">
            <text:p>3:2</text:p>
          </table:table-cell>
          <table:table-cell table:style-name="num" table:number-columns-repeated="5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3.5" calcext:value-type="float">
            <text:p>3.5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3" calcext:value-type="float">
            <text:p>3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4" calcext:value-type="float">
            <text:p>4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3" calcext:value-type="float">
            <text:p>3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/>
          <table:table-cell table:style-name="num" office:value-type="float" office:value="0.5" calcext:value-type="float">
            <text:p>0.5</text:p>
          </table:table-cell>
          <table:table-cell table:style-name="num" table:number-columns-repeated="2"/>
          <table:table-cell table:number-columns-repeated="2" table:style-name="num" office:value-type="float" office:value="2" calcext:value-type="float">
            <text:p>2</text:p>
          </table:table-cell>
          <table:table-cell table:style-name="ce21" office:value-type="string" calcext:value-type="string">
            <text:p>3:2</text:p>
          </table:table-cell>
          <table:table-cell table:style-name="num" table:number-columns-repeated="5"/>
          <table:table-cell table:number-columns-repeated="1010"/>
        </table:table-row>
        <table:table-row table:style-name="ro12">
          <table:table-cell table:number-columns-repeated="2"/>
          <table:table-cell table:style-name="num"/>
          <table:table-cell table:style-name="num" office:value-type="float" office:value="0.75" calcext:value-type="float">
            <text:p>0.75</text:p>
          </table:table-cell>
          <table:table-cell table:style-name="num" table:number-columns-repeated="2"/>
          <table:table-cell table:style-name="num" office:value-type="float" office:value="1" calcext:value-type="float">
            <text:p>1</text:p>
          </table:table-cell>
          <table:table-cell table:style-name="num" office:value-type="float" office:value="3" calcext:value-type="float">
            <text:p>3</text:p>
          </table:table-cell>
          <table:table-cell table:style-name="num" office:value-type="string" calcext:value-type="string">
            <text:p>1:1</text:p>
          </table:table-cell>
          <table:table-cell table:style-name="num" table:number-columns-repeated="5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4" calcext:value-type="float">
            <text:p>4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3" calcext:value-type="float">
            <text:p>3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 office:value-type="float" office:value="4.5" calcext:value-type="float">
            <text:p>4.5</text:p>
          </table:table-cell>
          <table:table-cell table:style-name="num" table:number-columns-repeated="11"/>
          <table:table-cell table:number-columns-repeated="1010"/>
        </table:table-row>
        <table:table-row table:style-name="ro12">
          <table:table-cell table:number-columns-repeated="2"/>
          <table:table-cell table:style-name="num"/>
          <table:table-cell table:style-name="num" office:value-type="float" office:value="0.75" calcext:value-type="float">
            <text:p>0.75</text:p>
          </table:table-cell>
          <table:table-cell table:style-name="num" table:number-columns-repeated="2"/>
          <table:table-cell table:style-name="num" office:value-type="float" office:value="1" calcext:value-type="float">
            <text:p>1</text:p>
          </table:table-cell>
          <table:table-cell table:style-name="num" office:value-type="float" office:value="3" calcext:value-type="float">
            <text:p>3</text:p>
          </table:table-cell>
          <table:table-cell table:style-name="ce21" office:value-type="string" calcext:value-type="string">
            <text:p>1:1</text:p>
          </table:table-cell>
          <table:table-cell table:style-name="num" table:number-columns-repeated="5"/>
          <table:table-cell table:number-columns-repeated="1010"/>
        </table:table-row>
        <table:table-row table:style-name="ro12">
          <table:table-cell table:number-columns-repeated="2"/>
          <table:table-cell table:style-name="num"/>
          <table:table-cell table:style-name="num" office:value-type="float" office:value="1" calcext:value-type="float">
            <text:p>1</text:p>
          </table:table-cell>
          <table:table-cell table:style-name="num" table:number-columns-repeated="2"/>
          <table:table-cell table:style-name="num" office:value-type="float" office:value="2" calcext:value-type="float">
            <text:p>2</text:p>
          </table:table-cell>
          <table:table-cell table:style-name="num" office:value-type="float" office:value="3" calcext:value-type="float">
            <text:p>3</text:p>
          </table:table-cell>
          <table:table-cell table:style-name="num" office:value-type="string" calcext:value-type="string">
            <text:p>3:2</text:p>
          </table:table-cell>
          <table:table-cell table:style-name="num" table:number-columns-repeated="5"/>
          <table:table-cell table:number-columns-repeated="1010"/>
        </table:table-row>
        <table:table-row table:style-name="ro12">
          <table:table-cell table:number-columns-repeated="2"/>
          <table:table-cell table:style-name="num" table:number-columns-repeated="2"/>
          <table:table-cell table:style-name="num" office:value-type="float" office:value="2" calcext:value-type="float">
            <text:p>2</text:p>
          </table:table-cell>
          <table:table-cell table:style-name="num" table:number-columns-repeated="9"/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2" table:number-rows-repeated="10485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ranches" table:style-name="ta1">
        <table:table-column table:style-name="co12" table:number-columns-repeated="5" table:default-cell-style-name="ce22"/>
        <table:table-column table:style-name="co12" table:number-columns-repeated="2" table:default-cell-style-name="num"/>
        <table:table-column table:style-name="co29" table:default-cell-style-name="Default"/>
        <table:table-column table:style-name="co12" table:number-columns-repeated="1016" table:default-cell-style-name="Default"/>
        <table:table-row table:style-name="ro1">
          <table:table-cell table:style-name="head" office:value-type="string" calcext:value-type="string">
            <text:p>durs</text:p>
          </table:table-cell>
          <table:table-cell table:style-name="head" office:value-type="string" calcext:value-type="string">
            <text:p>offset</text:p>
          </table:table-cell>
          <table:table-cell table:style-name="head" office:value-type="string" calcext:value-type="string">
            <text:p>Aduty</text:p>
          </table:table-cell>
          <table:table-cell table:style-name="head" office:value-type="string" calcext:value-type="string">
            <text:p>Adur</text:p>
          </table:table-cell>
          <table:table-cell table:style-name="head" office:value-type="string" calcext:value-type="string">
            <text:p>Bdur</text:p>
          </table:table-cell>
          <table:table-cell table:style-name="head" office:value-type="string" calcext:value-type="string">
            <text:p>A_numits</text:p>
          </table:table-cell>
          <table:table-cell table:style-name="head" office:value-type="string" calcext:value-type="string">
            <text:p>B_numits</text:p>
          </table:table-cell>
          <table:table-cell table:style-name="head" office:value-type="string" calcext:value-type="string">
            <text:p>C_DUR (1/8)</text:p>
          </table:table-cell>
          <table:table-cell table:style-name="head" table:number-columns-repeated="1016"/>
        </table:table-row>
        <table:table-row table:style-name="ro12">
          <table:table-cell office:value-type="float" office:value="49.29" calcext:value-type="float">
            <text:p>49.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29" calcext:value-type="float">
            <text:p>49.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office:value-type="float" office:value="49.6911008302747" calcext:value-type="float">
            <text:p>49.6911008302747</text:p>
          </table:table-cell>
          <table:table-cell office:value-type="float" office:value="49.29" calcext:value-type="float">
            <text:p>49.29</text:p>
          </table:table-cell>
          <table:table-cell office:value-type="float" office:value="0.973398200047422" calcext:value-type="float">
            <text:p>0.973398200047422</text:p>
          </table:table-cell>
          <table:table-cell office:value-type="float" office:value="48.3692281065643" calcext:value-type="float">
            <text:p>48.3692281065643</text:p>
          </table:table-cell>
          <table:table-cell office:value-type="float" office:value="1.32187272371036" calcext:value-type="float">
            <text:p>1.321872723710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2">
          <table:table-cell office:value-type="float" office:value="54.0975506659591" calcext:value-type="float">
            <text:p>54.0975506659591</text:p>
          </table:table-cell>
          <table:table-cell office:value-type="float" office:value="98.9811008302747" calcext:value-type="float">
            <text:p>98.9811008302747</text:p>
          </table:table-cell>
          <table:table-cell office:value-type="float" office:value="0.924758747447056" calcext:value-type="float">
            <text:p>0.924758747447056</text:p>
          </table:table-cell>
          <table:table-cell office:value-type="float" office:value="50.027183193806" calcext:value-type="float">
            <text:p>50.027183193806</text:p>
          </table:table-cell>
          <table:table-cell office:value-type="float" office:value="4.07036747215311" calcext:value-type="float">
            <text:p>4.070367472153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2">
          <table:table-cell office:value-type="float" office:value="69.982707798775" calcext:value-type="float">
            <text:p>69.982707798775</text:p>
          </table:table-cell>
          <table:table-cell office:value-type="float" office:value="153.078651496234" calcext:value-type="float">
            <text:p>153.078651496234</text:p>
          </table:table-cell>
          <table:table-cell office:value-type="float" office:value="0.861772992728054" calcext:value-type="float">
            <text:p>0.861772992728054</text:p>
          </table:table-cell>
          <table:table-cell office:value-type="float" office:value="60.3092075389633" calcext:value-type="float">
            <text:p>60.3092075389633</text:p>
          </table:table-cell>
          <table:table-cell office:value-type="float" office:value="9.67350025981175" calcext:value-type="float">
            <text:p>9.673500259811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office:value-type="float" office:value="101.867709536365" calcext:value-type="float">
            <text:p>101.867709536365</text:p>
          </table:table-cell>
          <table:table-cell office:value-type="float" office:value="223.061359295009" calcext:value-type="float">
            <text:p>223.061359295009</text:p>
          </table:table-cell>
          <table:table-cell office:value-type="float" office:value="0.787185600379375" calcext:value-type="float">
            <text:p>0.787185600379375</text:p>
          </table:table-cell>
          <table:table-cell office:value-type="float" office:value="80.1887940906555" calcext:value-type="float">
            <text:p>80.1887940906555</text:p>
          </table:table-cell>
          <table:table-cell office:value-type="float" office:value="21.6789154457098" calcext:value-type="float">
            <text:p>21.67891544570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2">
          <table:table-cell office:value-type="float" office:value="102.395619386011" calcext:value-type="float">
            <text:p>102.395619386011</text:p>
          </table:table-cell>
          <table:table-cell office:value-type="float" office:value="324.929068831374" calcext:value-type="float">
            <text:p>324.929068831374</text:p>
          </table:table-cell>
          <table:table-cell office:value-type="float" office:value="0.702582834910923" calcext:value-type="float">
            <text:p>0.702582834910923</text:p>
          </table:table-cell>
          <table:table-cell office:value-type="float" office:value="71.9414045506836" calcext:value-type="float">
            <text:p>71.9414045506836</text:p>
          </table:table-cell>
          <table:table-cell office:value-type="float" office:value="30.4542148353275" calcext:value-type="float">
            <text:p>30.45421483532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2">
          <table:table-cell office:value-type="float" office:value="28.0129170954086" calcext:value-type="float">
            <text:p>28.0129170954086</text:p>
          </table:table-cell>
          <table:table-cell office:value-type="float" office:value="427.324688217385" calcext:value-type="float">
            <text:p>427.324688217385</text:p>
          </table:table-cell>
          <table:table-cell office:value-type="float" office:value="0.92" calcext:value-type="float">
            <text:p>0.92</text:p>
          </table:table-cell>
          <table:table-cell office:value-type="float" office:value="25.7718837277759" calcext:value-type="float">
            <text:p>25.7718837277759</text:p>
          </table:table-cell>
          <table:table-cell office:value-type="float" office:value="2.24103336763269" calcext:value-type="float">
            <text:p>2.241033367632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office:value-type="float" office:value="23.6983669288731" calcext:value-type="float">
            <text:p>23.6983669288731</text:p>
          </table:table-cell>
          <table:table-cell office:value-type="float" office:value="455.337605312794" calcext:value-type="float">
            <text:p>455.337605312794</text:p>
          </table:table-cell>
          <table:table-cell office:value-type="float" office:value="0.881661068562736" calcext:value-type="float">
            <text:p>0.881661068562736</text:p>
          </table:table-cell>
          <table:table-cell office:value-type="float" office:value="20.893927509702" calcext:value-type="float">
            <text:p>20.893927509702</text:p>
          </table:table-cell>
          <table:table-cell office:value-type="float" office:value="2.80443941917103" calcext:value-type="float">
            <text:p>2.804439419171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office:value-type="float" office:value="23.2539692938882" calcext:value-type="float">
            <text:p>23.2539692938882</text:p>
          </table:table-cell>
          <table:table-cell office:value-type="float" office:value="479.035972241667" calcext:value-type="float">
            <text:p>479.035972241667</text:p>
          </table:table-cell>
          <table:table-cell office:value-type="float" office:value="0.720785068528279" calcext:value-type="float">
            <text:p>0.720785068528279</text:p>
          </table:table-cell>
          <table:table-cell office:value-type="float" office:value="16.7611138510497" calcext:value-type="float">
            <text:p>16.7611138510497</text:p>
          </table:table-cell>
          <table:table-cell office:value-type="float" office:value="6.4928554428385" calcext:value-type="float">
            <text:p>6.4928554428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2">
          <table:table-cell office:value-type="float" office:value="23.25" calcext:value-type="float">
            <text:p>23.25</text:p>
          </table:table-cell>
          <table:table-cell office:value-type="float" office:value="502.289941535555" calcext:value-type="float">
            <text:p>502.289941535555</text:p>
          </table:table-cell>
          <table:table-cell office:value-type="float" office:value="0.811561126389059" calcext:value-type="float">
            <text:p>0.811561126389059</text:p>
          </table:table-cell>
          <table:table-cell office:value-type="float" office:value="18.8687961885456" calcext:value-type="float">
            <text:p>18.8687961885456</text:p>
          </table:table-cell>
          <table:table-cell office:value-type="float" office:value="4.38120381145439" calcext:value-type="float">
            <text:p>4.381203811454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2">
          <table:table-cell office:value-type="float" office:value="23.8180279905479" calcext:value-type="float">
            <text:p>23.8180279905479</text:p>
          </table:table-cell>
          <table:table-cell office:value-type="float" office:value="525.539941535555" calcext:value-type="float">
            <text:p>525.539941535555</text:p>
          </table:table-cell>
          <table:table-cell office:value-type="float" office:value="0.58651272314768" calcext:value-type="float">
            <text:p>0.58651272314768</text:p>
          </table:table-cell>
          <table:table-cell office:value-type="float" office:value="13.9695764567439" calcext:value-type="float">
            <text:p>13.9695764567439</text:p>
          </table:table-cell>
          <table:table-cell office:value-type="float" office:value="9.84845153380402" calcext:value-type="float">
            <text:p>9.848451533804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2">
          <table:table-cell office:value-type="float" office:value="25.76876648708" calcext:value-type="float">
            <text:p>25.76876648708</text:p>
          </table:table-cell>
          <table:table-cell office:value-type="float" office:value="549.357969526103" calcext:value-type="float">
            <text:p>549.357969526103</text:p>
          </table:table-cell>
          <table:table-cell office:value-type="float" office:value="0.61328854850189" calcext:value-type="float">
            <text:p>0.61328854850189</text:p>
          </table:table-cell>
          <table:table-cell office:value-type="float" office:value="15.8036893955454" calcext:value-type="float">
            <text:p>15.8036893955454</text:p>
          </table:table-cell>
          <table:table-cell office:value-type="float" office:value="9.96507709153456" calcext:value-type="float">
            <text:p>9.9650770915345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2">
          <table:table-cell office:value-type="float" office:value="29.4436470836501" calcext:value-type="float">
            <text:p>29.4436470836501</text:p>
          </table:table-cell>
          <table:table-cell office:value-type="float" office:value="575.126736013183" calcext:value-type="float">
            <text:p>575.126736013183</text:p>
          </table:table-cell>
          <table:table-cell office:value-type="float" office:value="0.505740562546254" calcext:value-type="float">
            <text:p>0.505740562546254</text:p>
          </table:table-cell>
          <table:table-cell office:value-type="float" office:value="14.8908466394986" calcext:value-type="float">
            <text:p>14.8908466394986</text:p>
          </table:table-cell>
          <table:table-cell office:value-type="float" office:value="14.5528004441516" calcext:value-type="float">
            <text:p>14.55280044415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2">
          <table:table-cell office:value-type="float" office:value="35.632858362068" calcext:value-type="float">
            <text:p>35.632858362068</text:p>
          </table:table-cell>
          <table:table-cell office:value-type="float" office:value="604.570383096833" calcext:value-type="float">
            <text:p>604.570383096833</text:p>
          </table:table-cell>
          <table:table-cell office:value-type="float" office:value="0.227858200323799" calcext:value-type="float">
            <text:p>0.227858200323799</text:p>
          </table:table-cell>
          <table:table-cell office:value-type="float" office:value="8.11923897877365" calcext:value-type="float">
            <text:p>8.11923897877365</text:p>
          </table:table-cell>
          <table:table-cell office:value-type="float" office:value="27.5136193832944" calcext:value-type="float">
            <text:p>27.513619383294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2">
          <table:table-cell office:value-type="float" office:value="45.9620106490277" calcext:value-type="float">
            <text:p>45.9620106490277</text:p>
          </table:table-cell>
          <table:table-cell office:value-type="float" office:value="640.203241458901" calcext:value-type="float">
            <text:p>640.203241458901</text:p>
          </table:table-cell>
          <table:table-cell office:value-type="float" office:value="0.0870370370370371" calcext:value-type="float">
            <text:p>0.0870370370370371</text:p>
          </table:table-cell>
          <table:table-cell office:value-type="float" office:value="4.00039722315612" calcext:value-type="float">
            <text:p>4.00039722315612</text:p>
          </table:table-cell>
          <table:table-cell office:value-type="float" office:value="41.9616134258716" calcext:value-type="float">
            <text:p>41.96161342587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2">
          <table:table-cell office:value-type="float" office:value="63.8767212961922" calcext:value-type="float">
            <text:p>63.8767212961922</text:p>
          </table:table-cell>
          <table:table-cell office:value-type="float" office:value="686.165252107929" calcext:value-type="float">
            <text:p>686.165252107929</text:p>
          </table:table-cell>
          <table:table-cell office:value-type="float" office:value="0.05" calcext:value-type="float">
            <text:p>0.05</text:p>
          </table:table-cell>
          <table:table-cell office:value-type="float" office:value="3.19383606480961" calcext:value-type="float">
            <text:p>3.19383606480961</text:p>
          </table:table-cell>
          <table:table-cell office:value-type="float" office:value="60.6828852313826" calcext:value-type="float">
            <text:p>60.68288523138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5" table:number-rows-repeated="3">
          <table:table-cell table:style-name="Default" table:number-columns-repeated="7"/>
          <table:table-cell table:number-columns-repeated="1017"/>
        </table:table-row>
        <table:table-row table:style-name="ro12">
          <table:table-cell table:style-name="Default" table:number-columns-repeated="7"/>
          <table:table-cell table:number-columns-repeated="1017"/>
        </table:table-row>
      </table:table>
      <table:table table:name="multif" table:style-name="ta1"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default-cell-style-name="Default"/>
        <table:table-row table:style-name="ro15"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5">
          <table:table-cell table:number-columns-repeated="3"/>
          <table:table-cell office:value-type="string" calcext:value-type="string">
            <text:p>puntaje</text:p>
          </table:table-cell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pp&lt;ff&gt;</text:p>
          </table:table-cell>
          <table:table-cell office:value-type="string" calcext:value-type="string">
            <text:p>espectro de FA2</text:p>
          </table:table-cell>
          <table:table-cell office:value-type="string" calcext:value-type="string">
            <text:p>****</text:p>
          </table:table-cell>
        </table:table-row>
        <table:table-row table:style-name="ro15">
          <table:table-cell office:value-type="float" office:value="20" calcext:value-type="float">
            <text:p>20</text:p>
          </table:table-cell>
          <table:table-cell office:value-type="string" calcext:value-type="string">
            <text:p>pp&lt;ff&gt;</text:p>
          </table:table-cell>
          <table:table-cell office:value-type="string" calcext:value-type="string">
            <text:p>C3 A3 FA4+ <text:s/>D5-</text:p>
          </table:table-cell>
          <table:table-cell office:value-type="string" calcext:value-type="string">
            <text:p>****</text:p>
          </table:table-cell>
        </table:table-row>
        <table:table-row table:style-name="ro15">
          <table:table-cell office:value-type="float" office:value="39" calcext:value-type="float">
            <text:p>39</text:p>
          </table:table-cell>
          <table:table-cell office:value-type="string" calcext:value-type="string">
            <text:p>pp&lt;ff&gt;</text:p>
          </table:table-cell>
          <table:table-cell office:value-type="string" calcext:value-type="string">
            <text:p>beatings (D3) + C6-</text:p>
          </table:table-cell>
          <table:table-cell office:value-type="string" calcext:value-type="string">
            <text:p>****</text:p>
          </table:table-cell>
        </table:table-row>
        <table:table-row table:style-name="ro15">
          <table:table-cell office:value-type="float" office:value="68" calcext:value-type="float">
            <text:p>68</text:p>
          </table:table-cell>
          <table:table-cell office:value-type="string" calcext:value-type="string">
            <text:p>mp&lt;f&gt;</text:p>
          </table:table-cell>
          <table:table-cell office:value-type="string" calcext:value-type="string">
            <text:p>E3+ G4+ D5- F#5</text:p>
          </table:table-cell>
          <table:table-cell office:value-type="string" calcext:value-type="string">
            <text:p>***</text:p>
          </table:table-cell>
        </table:table-row>
        <table:table-row table:style-name="ro15">
          <table:table-cell office:value-type="float" office:value="85" calcext:value-type="float">
            <text:p>85</text:p>
          </table:table-cell>
          <table:table-cell office:value-type="string" calcext:value-type="string">
            <text:p>pp&lt;ff&gt;</text:p>
          </table:table-cell>
          <table:table-cell office:value-type="string" calcext:value-type="string">
            <text:p>beatings F#3</text:p>
          </table:table-cell>
          <table:table-cell office:value-type="string" calcext:value-type="string">
            <text:p>***</text:p>
          </table:table-cell>
        </table:table-row>
        <table:table-row table:style-name="ro15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beatings G3+</text:p>
          </table:table-cell>
          <table:table-cell office:value-type="string" calcext:value-type="string">
            <text:p>***</text:p>
          </table:table-cell>
        </table:table-row>
        <table:table-row table:style-name="ro15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corded dominante</text:p>
          </table:table-cell>
          <table:table-cell/>
        </table:table-row>
      </table:table>
      <table:table table:name="C" table:style-name="ta1">
        <office:forms form:automatic-focus="false" form:apply-design-mode="false"/>
        <table:table-column table:style-name="co12" table:number-columns-repeated="6" table:default-cell-style-name="Default"/>
        <table:table-row table:style-name="ro12">
          <table:table-cell table:number-columns-repeated="6"/>
        </table:table-row>
        <table:table-row table:style-name="ro12">
          <table:table-cell office:value-type="string" calcext:value-type="string">
            <text:p>Takt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alternancias</text:p>
          </table:table-cell>
          <table:table-cell office:value-type="string" calcext:value-type="string">
            <text:p>moire</text:p>
          </table:table-cell>
          <table:table-cell office:value-type="string" calcext:value-type="string">
            <text:p>nota</text:p>
          </table:table-cell>
        </table:table-row>
        <table:table-row table:style-name="ro12">
          <table:table-cell office:value-type="float" office:value="14" calcext:value-type="float">
            <text:p>14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3 / 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</text:p>
          </table:table-cell>
        </table:table-row>
        <table:table-row table:style-name="ro12">
          <table:table-cell office:value-type="float" office:value="27" calcext:value-type="float">
            <text:p>27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3 / 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</text:p>
          </table:table-cell>
        </table:table-row>
        <table:table-row table:style-name="ro12">
          <table:table-cell office:value-type="float" office:value="41" calcext:value-type="float">
            <text:p>4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2 / 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61" calcext:value-type="float">
            <text:p>6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2 / 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2">
          <table:table-cell office:value-type="float" office:value="90" calcext:value-type="float">
            <text:p>9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5 / 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2</text:p>
          </table:table-cell>
        </table:table-row>
        <table:table-row table:style-name="ro12">
          <table:table-cell office:value-type="float" office:value="122" calcext:value-type="float">
            <text:p>122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8 / 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</table:table-row>
        <table:table-row table:style-name="ro12" table:number-rows-repeated="1048567">
          <table:table-cell table:number-columns-repeated="6"/>
        </table:table-row>
        <table:table-row table:style-name="ro12">
          <table:table-cell table:number-columns-repeated="6"/>
        </table:table-row>
      </table:table>
      <table:table table:name="CUEs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number-columns-repeated="14" table:default-cell-style-name="Default"/>
        <table:table-row table:style-name="ro12">
          <table:table-cell office:value-type="string" calcext:value-type="string">
            <text:p>C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5">
          <table:table-cell office:value-type="string" calcext:value-type="string">
            <text:p>TAK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.3" calcext:value-type="float">
            <text:p>62.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8.4" calcext:value-type="float">
            <text:p>98.4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</table:table-row>
        <table:table-row table:style-name="ro12">
          <table:table-cell table:number-columns-repeated="18"/>
        </table:table-row>
        <table:table-row table:style-name="ro15"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+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KL</text:p>
          </table:table-cell>
          <table:table-cell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SAX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M+B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M+B</text:p>
          </table:table-cell>
        </table:table-row>
        <table:table-row table:style-name="ro12">
          <table:table-cell office:value-type="string" calcext:value-type="string">
            <text:p>PERC</text:p>
          </table:table-cell>
          <table:table-cell/>
          <table:table-cell office:value-type="string" calcext:value-type="string">
            <text:p>M</text:p>
          </table:table-cell>
          <table:table-cell table:number-columns-repeated="15"/>
        </table:table-row>
        <table:table-row table:style-name="ro12"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MIDI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+B</text:p>
          </table:table-cell>
          <table:table-cell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+B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VL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+B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VC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M+B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</table:table-row>
        <table:table-row table:style-name="ro15" table:number-rows-repeated="4">
          <table:table-cell table:number-columns-repeated="18"/>
        </table:table-row>
        <table:table-row table:style-name="ro12">
          <table:table-cell table:number-columns-repeated="18"/>
        </table:table-row>
        <table:table-row table:style-name="ro15">
          <table:table-cell table:number-columns-repeated="18"/>
        </table:table-row>
        <table:table-row table:style-name="ro12">
          <table:table-cell table:number-columns-repeated="18"/>
        </table:table-row>
        <table:table-row table:style-name="ro1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" style:font-pitch="variable"/>
    <style:font-face style:name="DINPro-Medium" svg:font-family="DINPro-Medium" style:font-family-generic="moder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" style:family="table-cell" style:parent-style-name="Default">
      <style:table-cell-properties fo:background-color="#00ffff"/>
    </style:style>
    <style:style style:name="B" style:family="table-cell" style:parent-style-name="Default">
      <style:table-cell-properties fo:background-color="#ffcc99"/>
    </style:style>
    <style:style style:name="head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ebas Neue" fo:font-family="'Bebas Neue'" style:font-family-generic="swiss" style:font-pitch="variable" fo:font-size="16pt" fo:font-weight="normal" style:font-size-asian="20pt" style:font-weight-asian="normal" style:font-size-complex="20pt" style:font-weight-complex="normal"/>
    </style:style>
    <style:style style:name="num" style:family="table-cell" style:parent-style-name="Default">
      <style:table-cell-properties style:text-align-source="fix" style:repeat-content="false" style:vertical-justify="auto"/>
      <style:paragraph-properties fo:text-align="end" css3t:text-justify="auto"/>
      <style:text-properties style:font-name="DINPro-Medium" fo:font-family="DINPro-Medium" style:font-family-generic="modern" style:font-pitch="variabl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 style:data-style-name="N2" text:time-value="07:06:16.5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6T08:46:43.488000000</meta:creation-date>
    <meta:editing-duration>P1DT1H35M55S</meta:editing-duration>
    <meta:editing-cycles>4</meta:editing-cycles>
    <meta:generator>LibreOffice/4.2.0.1$Windows_x86 LibreOffice_project/7bf567613a536ded11709b952950c9e8f7181a4a</meta:generator>
    <dc:date>2014-01-22T08:10:32.654000000</dc:date>
    <meta:document-statistic meta:table-count="7" meta:cell-count="0" meta:object-count="0"/>
  </office:meta>
</office:document-meta>
</file>